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M</mi>
            <mrow>
              <mi/>
              <mo stretchy="false">=</mo>
              <mi/>
            </mrow>
            <mrow>
              <munder>
                <mo stretchy="false">∑</mo>
                <mi>i</mi>
              </munder>
              <mo stretchy="false">Δ</mo>
            </mrow>
            <msub>
              <mi>m</mi>
              <mi>i</mi>
            </msub>
            <mrow>
              <mi/>
              <mo stretchy="false">=</mo>
              <mi/>
            </mrow>
            <mrow>
              <munder>
                <mo stretchy="false">∑</mo>
                <mi>i</mi>
              </munder>
              <mrow>
                <mfrac>
                  <mrow>
                    <mo stretchy="false">Δ</mo>
                    <msub>
                      <mi>m</mi>
                      <mi>i</mi>
                    </msub>
                  </mrow>
                  <mrow>
                    <mo stretchy="false">Δ</mo>
                    <msub>
                      <mi>V</mi>
                      <mi>i</mi>
                    </msub>
                  </mrow>
                </mfrac>
              </mrow>
            </mrow>
            <mo stretchy="false">Δ</mo>
            <msub>
              <mi>V</mi>
              <mi>i</mi>
            </msub>
          </mrow>
        </mtd>
      </mtr>
      <mtr>
        <mtd>
          <mrow>
            <mo stretchy="false">Δ</mo>
            <msub>
              <mi>V</mi>
              <mi>i</mi>
            </msub>
            <mi/>
            <mo stretchy="false">→</mo>
            <mi/>
            <mn>0</mn>
            <mi/>
            <mo stretchy="false">⇒</mo>
            <mi/>
            <mo stretchy="false">Δ</mo>
            <msub>
              <mi>m</mi>
              <mi>i</mi>
            </msub>
            <mi/>
            <mo stretchy="false">→</mo>
            <mi/>
            <mn>0</mn>
          </mrow>
        </mtd>
      </mtr>
      <mtr>
        <mtd>
          <mrow>
            <mtext>Massendichte: </mtext>
            <mi/>
            <mo stretchy="false">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row>
              <munder>
                <mi>lim</mi>
                <mrow>
                  <mo stretchy="false">Δ</mo>
                  <mi>V</mi>
                  <mi/>
                  <mo stretchy="false">→</mo>
                  <mi/>
                  <mn>0</mn>
                </mrow>
              </munder>
              <mrow>
                <mfrac>
                  <mrow>
                    <mo stretchy="false">Δ</mo>
                    <mi>m</mi>
                    <mrow>
                      <mo stretchy="false">(</mo>
                      <mrow>
                        <mstyle mathvariant="bold">
                          <mrow>
                            <mi>r</mi>
                          </mrow>
                        </mstyle>
                      </mrow>
                      <mo stretchy="false">)</mo>
                    </mrow>
                  </mrow>
                  <mrow>
                    <mo stretchy="false">Δ</mo>
                    <mi>V</mi>
                    <mrow>
                      <mo stretchy="false">(</mo>
                      <mrow>
                        <mstyle mathvariant="bold">
                          <mrow>
                            <mi>r</mi>
                          </mrow>
                        </mstyle>
                      </mrow>
                      <mo stretchy="false">)</mo>
                    </mrow>
                  </mrow>
                </mfrac>
              </mrow>
            </mrow>
          </mrow>
        </mtd>
      </mtr>
    </mtable>
    <annotation encoding="StarMath 5.0">M `=` sum from i %DELTA m_i `=` sum from i {{%DELTA m_i} over {%DELTA V_i}} %DELTA V_i newline
%DELTA V_i ` rightarrow ` 0 ~ drarrow ~ %DELTA m_i ` rightarrow ` 0 newline
"Massendichte: " ` %ivarrho (bold r) `=` lim from {%DELTA V ` rightarrow ` 0} {{%DELTA m (bold r)} over {%DELTA V (bold r)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2:39:46.394000000</meta:creation-date>
    <meta:generator>LibreOffice/4.1.4.2$Windows_x86 LibreOffice_project/0a0440ccc0227ad9829de5f46be37cfb6edcf72</meta:generator>
  </office:meta>
</office:document-meta>
</file>